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paragraph-properties fo:break-before="page"/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T16" style:parent-style-name="DefaultParagraphFont" style:family="text">
      <style:text-properties fo:color="#000000"/>
    </style:style>
  </office:automatic-styles>
  <office:body>
    <office:text text:use-soft-page-breaks="true">
      <text:p text:style-name="P1">–––</text:p>
      <text:p text:style-name="Standard">The effort just wasn't worth</text:p>
      <text:p text:style-name="Standard">What it took to give your birth.</text:p>
      <text:p text:style-name="Standard">You're a waste of skin,<text:s/>you see, you cow,</text:p>
      <text:p text:style-name="Standard">But don't bother asking me how.</text:p>
      <text:p text:style-name="Standard">Just believe I truly know</text:p>
      <text:p text:style-name="Standard">From what you tell and what you show,</text:p>
      <text:p text:style-name="Standard">That your life will surely go</text:p>
      <text:p text:style-name="Standard">Any way but upward.</text:p>
      <text:p text:style-name="Standard">––– <text:s/></text:p>
      <text:p text:style-name="Standard">Have you ever seen the hour hand move?</text:p>
      <text:p text:style-name="Standard">Or the shadows play chase across a wall?</text:p>
      <text:p text:style-name="Standard">The relentless passage of time,</text:p>
      <text:p text:style-name="Standard">so seldom realised,</text:p>
      <text:p text:style-name="Standard">understood,</text:p>
      <text:p text:style-name="Standard">utilized.</text:p>
      <text:p text:style-name="Standard">Appreciated, in its fullness,</text:p>
      <text:p text:style-name="Standard">for the opportunities</text:p>
      <text:p text:style-name="Standard">it does not grant;</text:p>
      <text:p text:style-name="Standard">But for the dust of moths</text:p>
      <text:p text:style-name="Standard">and the dust of hands,</text:p>
      <text:p text:style-name="Standard">unburdened</text:p>
      <text:p text:style-name="Standard">by time and suffering.</text:p>
      <text:p text:style-name="Standard"/>
      <text:p text:style-name="Standard">Heavy-handed, softly spoken<text:s/>dreams of truth and beauty,</text:p>
      <text:p text:style-name="Standard">are whispered sweetly,</text:p>
      <text:p text:style-name="Standard">whispered lovingly,</text:p>
      <text:p text:style-name="Standard">to sugar their acrid sting.</text:p>
      <text:p text:style-name="Standard"/>
      <text:p text:style-name="Standard">Always innocence left to lose</text:p>
      <text:p text:style-name="Standard">Never enough to find.</text:p>
      <text:p text:style-name="Standard">What once was thought as good and pure</text:p>
      <text:p text:style-name="Standard">Is drowned and left behind.</text:p>
      <text:p text:style-name="Standard">–––</text:p>
      <text:p text:style-name="P3">Endless culling for perfection;</text:p>
      <text:p text:style-name="P4">impossible necessity.</text:p>
      <text:p text:style-name="P5">Improbable reality;</text:p>
      <text:p text:style-name="Standard">The likes of which are still untold,</text:p>
      <text:p text:style-name="Standard">to those whom greater power hold, in their grasp</text:p>
      <text:p text:style-name="P6">naught a mind for detriment.</text:p>
      <text:p text:style-name="P7">–––</text:p>
      <text:p text:style-name="P8"/>
      <text:soft-page-break/>
      <text:p text:style-name="P9">The finger of God,</text:p>
      <text:p text:style-name="P10">The arm of Man,</text:p>
      <text:p text:style-name="P11">The stroke of a pen,</text:p>
      <text:p text:style-name="P12">The<text:s/>stroke of a clock's hand,</text:p>
      <text:p text:style-name="P13">A dream of nothing; vision the infinite.</text:p>
      <text:p text:style-name="P14">The stroke of a sword,</text:p>
      <text:p text:style-name="P15">And<text:s/>shed are tears of scarlet.</text:p>
      <text:p text:style-name="Standard"><text:span text:style-name="T16">–––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List" style:display-name="List" style:family="paragraph" style:parent-style-name="Textbody">
      <style:text-properties fo:hyphenate="tru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541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Header">Evan Knebel<text:tab/><text:span text:style-name="T2">Miscellaneous Poetr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tor</meta:initial-creator>
    <dc:creator>Administrator</dc:creator>
    <meta:creation-date>2014-09-21T18:16:00Z</meta:creation-date>
    <dc:date>2015-03-26T20:26:00Z</dc:date>
    <meta:template xlink:href="Normal.dotm" xlink:type="simple"/>
    <meta:editing-cycles>1</meta:editing-cycles>
    <meta:editing-duration>PT18180S</meta:editing-duration>
    <meta:document-statistic meta:page-count="2" meta:paragraph-count="2" meta:word-count="178" meta:character-count="1197" meta:row-count="8" meta:non-whitespace-character-count="1021"/>
  </office:meta>
</office:document-meta>
</file>